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Identificação de Bloco, Sala e Andar</text:h>
      <text:section text:style-name="Sect1" text:name="ContentView">
        <text:p text:style-name="Text_20_body"/>
      </text:section>
      <text:section text:style-name="Sect1" text:name="d2l_1_4_318">
        <text:h text:style-name="Heading_20_2" text:outline-level="2">Instructions</text:h>
        <text:section text:style-name="Sect1" text:name="Instructions">
          <text:list xml:id="list5663917701058938200" text:style-name="L2">
            <text:list-item>
              <text:p text:style-name="P2">Construa um programa na linguagem java que recebe um número inteiro de 3 dígitos: o primeiro dígito indica o Bloco, o segundo dígito indica o Andar e o terceiro dígito indica o número da Sala. O programa deve ler o número com 3 dígitos e imprimir uma mensagem na tela identificando o Bloco, o Andar e a Sala. </text:p>
            </text:list-item>
            <text:list-item>
              <text:p text:style-name="P1">Faça o upload do arquivo fonte contendo a solução do problema descrito acima (arquivo com extensão .java). 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0:38:01.359969239</meta:creation-date>
    <dc:date>2018-08-28T20:38:27.847955898</dc:date>
    <meta:editing-duration>PT28S</meta:editing-duration>
    <meta:editing-cycles>1</meta:editing-cycles>
    <meta:document-statistic meta:table-count="0" meta:image-count="0" meta:object-count="0" meta:page-count="1" meta:paragraph-count="4" meta:word-count="84" meta:character-count="468" meta:non-whitespace-character-count="388"/>
    <meta:generator>LibreOffice/5.1.6.2$Linux_X86_64 LibreOffice_project/10m0$Build-2</meta:generator>
  </office:meta>
</office:document-meta>
</file>